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  <style:style style:name="T1" style:family="text">
      <style:text-properties officeooo:rsid="00102b7b"/>
    </style:style>
    <style:style style:name="T2" style:family="text">
      <style:text-properties officeooo:rsid="0011be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3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 <text:span text:style-name="T1">3de3</text:span></text:p>
      <text:p text:style-name="P1"/>
      <text:h text:style-name="P3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 <text:span text:style-name="T2">1de9</text:span></text:p>
      <text:p text:style-name="P1"/>
      <text:h text:style-name="P3" text:outline-level="1">Essential Git – All You Need to Know to Use Git Effectively</text:h>
      <text:p text:style-name="P1">https://coderprog.com/essential-git-effectivel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1T21:12:05.255148517</dc:date>
    <meta:editing-duration>PT13M1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6" meta:character-count="378" meta:non-whitespace-character-count="349"/>
  </office:meta>
</office:document-meta>
</file>